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93900003A4C4EDE3737.svm"/>
  <manifest:file-entry manifest:media-type="" manifest:full-path="Pictures/2000000700005F310000379CAE383A41.svm"/>
  <manifest:file-entry manifest:media-type="" manifest:full-path="Pictures/20000007000028BA000004A835E71995.svm"/>
  <manifest:file-entry manifest:media-type="" manifest:full-path="Pictures/2000000700003C770000485AA6939F42.svm"/>
  <manifest:file-entry manifest:media-type="" manifest:full-path="Pictures/2000000700002BD300001ECE4CFB9872.svm"/>
  <manifest:file-entry manifest:media-type="" manifest:full-path="Pictures/20000007000036E200001C38898ADCD4.svm"/>
  <manifest:file-entry manifest:media-type="" manifest:full-path="Pictures/2000000700002B6A0000217E9C8D40B4.svm"/>
  <manifest:file-entry manifest:media-type="" manifest:full-path="Pictures/2000000700003644000024CCFEC9401E.svm"/>
  <manifest:file-entry manifest:media-type="" manifest:full-path="Pictures/2000000700002CF600001E9987905AAA.svm"/>
  <manifest:file-entry manifest:media-type="" manifest:full-path="Pictures/2000000700004188000031B77AB06FC1.svm"/>
  <manifest:file-entry manifest:media-type="" manifest:full-path="Pictures/2000000700002ACB000036936878F7B1.svm"/>
  <manifest:file-entry manifest:media-type="" manifest:full-path="Pictures/2000000700003F5C0000323C932D56C6.svm"/>
  <manifest:file-entry manifest:media-type="" manifest:full-path="Pictures/20000007000030E400001E2F67923444.svm"/>
  <manifest:file-entry manifest:media-type="" manifest:full-path="Pictures/2000000700002B8400002BB961F5D96F.svm"/>
  <manifest:file-entry manifest:media-type="" manifest:full-path="Pictures/20000007000039FC00002B6A46A9B5BC.svm"/>
  <manifest:file-entry manifest:media-type="" manifest:full-path="Pictures/20000007000030C900002B1A93E0B200.svm"/>
  <manifest:file-entry manifest:media-type="" manifest:full-path="Pictures/200000070000521100003AB5ABBE15A7.svm"/>
  <manifest:file-entry manifest:media-type="" manifest:full-path="Pictures/2000000700003679000034D18B8B4BB8.svm"/>
  <manifest:file-entry manifest:media-type="" manifest:full-path="Pictures/200000070000352100003B1FC5DB6AAC.svm"/>
  <manifest:file-entry manifest:media-type="" manifest:full-path="Pictures/20000007000030FE000010DAAF60301D.svm"/>
  <manifest:file-entry manifest:media-type="" manifest:full-path="Pictures/200000070000115E000008FFBACCEAFC.svm"/>
  <manifest:file-entry manifest:media-type="" manifest:full-path="Pictures/20000007000030E400001BB4360B097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fo:font-weight="normal" style:language-asian="zh" style:country-asian="CN" style:font-weight-asian="normal" style:font-weight-complex="normal"/>
    </style:style>
    <style:style style:name="P3" style:family="paragraph" style:parent-style-name="Standard">
      <style:text-properties fo:language="zxx" fo:country="none" style:language-asian="zh" style:country-asian="CN" style:language-complex="zxx" style:country-complex="none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style:use-window-font-color="true" fo:font-size="9pt" style:font-size-asian="9pt" style:font-size-complex="9pt"/>
    </style:style>
    <style:style style:name="P6" style:family="paragraph" style:parent-style-name="Standard">
      <style:paragraph-properties fo:margin-left="0.926cm" fo:margin-right="0cm" fo:margin-top="0.423cm" fo:margin-bottom="0.212cm" fo:text-indent="0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7" style:family="paragraph" style:parent-style-name="Standard">
      <style:paragraph-properties fo:margin-left="0.926cm" fo:margin-right="0cm" fo:text-indent="0cm" style:auto-text-indent="false"/>
      <style:text-properties style:language-asian="zh" style:country-asian="CN"/>
    </style:style>
    <style:style style:name="P8" style:family="paragraph" style:parent-style-name="Standard">
      <style:paragraph-properties fo:margin-left="0.926cm" fo:margin-right="0cm" fo:text-indent="0cm" style:auto-text-indent="false"/>
      <style:text-properties fo:font-size="14pt" fo:font-weight="bold" style:font-size-asian="12pt" style:language-asian="zh" style:country-asian="CN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language-asian="zh" style:country-asian="CN"/>
    </style:style>
    <style:style style:name="P10" style:family="paragraph" style:parent-style-name="Text_20_body">
      <style:paragraph-properties fo:margin-left="0cm" fo:margin-right="0cm" fo:margin-top="0.423cm" fo:margin-bottom="0.212cm" fo:text-indent="0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1" style:family="paragraph" style:parent-style-name="Text_20_body">
      <style:text-properties style:language-asian="zh" style:country-asian="CN"/>
    </style:style>
    <style:style style:name="P12" style:family="paragraph" style:parent-style-name="Text_20_body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3" style:family="paragraph" style:parent-style-name="Text_20_body">
      <style:paragraph-properties fo:margin-left="1.296cm" fo:margin-right="0cm" fo:text-indent="-0.635cm" style:auto-text-indent="false">
        <style:tab-stops/>
      </style:paragraph-properties>
      <style:text-properties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P14" style:family="paragraph" style:parent-style-name="Text_20_body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5" style:family="paragraph" style:parent-style-name="Text_20_body">
      <style:paragraph-properties fo:margin-left="0.026cm" fo:margin-right="0cm" fo:margin-top="0.423cm" fo:margin-bottom="0.212cm" fo:text-indent="-0.026cm" style:auto-text-indent="false">
        <style:tab-stops/>
      </style:paragraph-properties>
    </style:style>
    <style:style style:name="P16" style:family="paragraph" style:parent-style-name="Text_20_body">
      <style:paragraph-properties fo:margin-left="0.053cm" fo:margin-right="0cm" fo:margin-top="0.423cm" fo:margin-bottom="0.212cm" fo:text-indent="-0.053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7" style:family="paragraph" style:parent-style-name="Text_20_body">
      <style:paragraph-properties fo:margin-left="0.053cm" fo:margin-right="0cm" fo:margin-top="0.423cm" fo:margin-bottom="0.212cm" fo:text-indent="-0.053cm" style:auto-text-indent="false">
        <style:tab-stops/>
      </style:paragraph-properties>
    </style:style>
    <style:style style:name="P18" style:family="paragraph" style:parent-style-name="Text_20_body">
      <style:paragraph-properties fo:margin-left="0.053cm" fo:margin-right="0cm" fo:margin-top="0.423cm" fo:margin-bottom="0.212cm" fo:text-indent="-0.053cm" style:auto-text-indent="false" style:text-autospace="none">
        <style:tab-stops/>
      </style:paragraph-properties>
      <style:text-properties style:use-window-font-color="true"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P19" style:family="paragraph" style:parent-style-name="Standard">
      <style:paragraph-properties fo:margin-left="0.053cm" fo:margin-right="0cm" fo:margin-top="0.423cm" fo:margin-bottom="0.212cm" fo:text-indent="-0.053cm" style:auto-text-indent="false">
        <style:tab-stops/>
      </style:paragraph-properties>
    </style:style>
    <style:style style:name="P20" style:family="paragraph" style:parent-style-name="Text_20_body">
      <style:paragraph-properties fo:margin-left="1.402cm" fo:margin-right="0cm" fo:margin-top="0.423cm" fo:margin-bottom="0.212cm" fo:text-indent="-0.053cm" style:auto-text-indent="false">
        <style:tab-stops/>
      </style:paragraph-properties>
    </style:style>
    <style:style style:name="P21" style:family="paragraph" style:parent-style-name="Standard">
      <style:paragraph-properties fo:margin-left="1.349cm" fo:margin-right="0cm" fo:margin-top="0.423cm" fo:margin-bottom="0.212cm" fo:text-indent="-0.026cm" style:auto-text-indent="false" style:text-autospace="non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22" style:family="paragraph" style:parent-style-name="Standard">
      <style:paragraph-properties fo:margin-left="0cm" fo:margin-right="0cm" fo:margin-top="0.423cm" fo:margin-bottom="0.212cm" fo:text-indent="-0.026cm" style:auto-text-indent="false" style:text-autospace="none">
        <style:tab-stops/>
      </style:paragraph-properties>
      <style:text-properties style:font-name="Arial" fo:font-size="12pt" fo:language="zxx" fo:country="none" style:font-name-asian="Andale Sans UI" style:font-size-asian="12pt" style:language-asian="zh" style:country-asian="CN" style:font-name-complex="Tahoma" style:font-size-complex="12pt" style:language-complex="zxx" style:country-complex="none"/>
    </style:style>
    <style:style style:name="P23" style:family="paragraph" style:parent-style-name="Standard">
      <style:paragraph-properties fo:margin-left="0cm" fo:margin-right="0cm" fo:margin-top="0.423cm" fo:margin-bottom="0.212cm" fo:text-indent="-0.026cm" style:auto-text-indent="false" style:text-autospace="none">
        <style:tab-stops/>
      </style:paragraph-properties>
    </style:style>
    <style:style style:name="P24" style:family="paragraph" style:parent-style-name="Standard">
      <style:paragraph-properties fo:margin-left="1.482cm" fo:margin-right="0cm" fo:text-indent="0cm" style:auto-text-indent="false"/>
    </style:style>
    <style:style style:name="P25" style:family="paragraph" style:parent-style-name="Standard" style:list-style-name="L1">
      <style:text-properties style:language-asian="zh" style:country-asian="CN"/>
    </style:style>
    <style:style style:name="P26" style:family="paragraph" style:parent-style-name="Standard" style:list-style-name="L2">
      <style:text-properties style:language-asian="zh" style:country-asian="CN"/>
    </style:style>
    <style:style style:name="P27" style:family="paragraph" style:parent-style-name="Standard">
      <style:text-properties fo:language="zxx" fo:country="none" style:language-asian="zh" style:country-asian="CN" style:language-complex="zxx" style:country-complex="none"/>
    </style:style>
    <style:style style:name="P28" style:family="paragraph" style:parent-style-name="Standard" style:list-style-name="L4">
      <style:text-properties fo:language="zxx" fo:country="none" style:language-asian="zh" style:country-asian="CN" style:language-complex="zxx" style:country-complex="none"/>
    </style:style>
    <style:style style:name="P29" style:family="paragraph" style:parent-style-name="Standard" style:list-style-name="">
      <style:paragraph-properties style:text-autospace="none"/>
    </style:style>
    <style:style style:name="P30" style:family="paragraph" style:parent-style-name="Standard" style:list-style-name="">
      <style:paragraph-properties style:text-autospace="none"/>
      <style:text-properties style:use-window-font-color="true" fo:font-size="9pt" fo:language="none" fo:country="none" style:font-size-asian="9pt" style:font-size-complex="9pt"/>
    </style:style>
    <style:style style:name="P31" style:family="paragraph" style:parent-style-name="Standard" style:list-style-name="L1">
      <style:paragraph-properties fo:margin-left="1.429cm" fo:margin-right="0cm" fo:text-indent="-0.635cm" style:auto-text-indent="false">
        <style:tab-stops>
          <style:tab-stop style:position="-0.185cm"/>
        </style:tab-stops>
      </style:paragraph-properties>
      <style:text-properties style:language-asian="zh" style:country-asian="CN"/>
    </style:style>
    <style:style style:name="P32" style:family="paragraph" style:parent-style-name="Standard" style:list-style-name="L1">
      <style:paragraph-properties fo:margin-left="0.794cm" fo:margin-right="0cm" fo:text-indent="0cm" style:auto-text-indent="false">
        <style:tab-stops>
          <style:tab-stop style:position="-0.185cm"/>
        </style:tab-stops>
      </style:paragraph-properties>
      <style:text-properties style:language-asian="zh" style:country-asian="CN"/>
    </style:style>
    <style:style style:name="P33" style:family="paragraph" style:parent-style-name="Standard" style:list-style-name="L3">
      <style:paragraph-properties fo:margin-left="0cm" fo:margin-right="0cm" fo:text-indent="0cm" style:auto-text-indent="false"/>
      <style:text-properties style:language-asian="zh" style:country-asian="CN"/>
    </style:style>
    <style:style style:name="P34" style:family="paragraph" style:parent-style-name="Standard">
      <style:paragraph-properties fo:margin-left="0cm" fo:margin-right="0cm" fo:margin-top="0.423cm" fo:margin-bottom="0.212cm" fo:text-indent="0cm" style:auto-text-indent="false">
        <style:tab-stops>
          <style:tab-stop style:position="0.397cm"/>
        </style:tab-stops>
      </style:paragraph-properties>
    </style:style>
    <style:style style:name="P35" style:family="paragraph" style:parent-style-name="Standard">
      <style:paragraph-properties fo:margin-left="1.535cm" fo:margin-right="0cm" fo:text-indent="0cm" style:auto-text-indent="false"/>
      <style:text-properties fo:language="zxx" fo:country="none" style:language-asian="zh" style:country-asian="CN" style:language-complex="zxx" style:country-complex="none"/>
    </style:style>
    <style:style style:name="P36" style:family="paragraph" style:parent-style-name="Text_20_body">
      <style:paragraph-properties fo:margin-left="0.079cm" fo:margin-right="0cm" fo:margin-top="0.423cm" fo:margin-bottom="0.212cm" fo:text-indent="0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37" style:family="paragraph" style:parent-style-name="Text_20_body" style:list-style-name="L4">
      <style:paragraph-properties fo:margin-top="0.423cm" fo:margin-bottom="0.212cm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38" style:family="paragraph" style:parent-style-name="Text_20_body" style:list-style-name="L4">
      <style:paragraph-properties fo:margin-top="0.423cm" fo:margin-bottom="0.212cm"/>
      <style:text-properties style:font-name="Arial" fo:font-size="10.5pt" fo:language="zxx" fo:country="none" style:font-name-asian="Andale Sans UI" style:font-size-asian="10.5pt" style:language-asian="zh" style:country-asian="CN" style:font-name-complex="Tahoma" style:font-size-complex="10.5pt" style:language-complex="zxx" style:country-complex="none"/>
    </style:style>
    <style:style style:name="P39" style:family="paragraph" style:parent-style-name="Text_20_body" style:list-style-name="L4">
      <style:paragraph-properties fo:margin-top="0.423cm" fo:margin-bottom="0.212cm"/>
    </style:style>
    <style:style style:name="P40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  <style:text-properties fo:language="zxx" fo:country="none" style:language-asian="zh" style:country-asian="CN" style:language-complex="zxx" style:country-complex="none"/>
    </style:style>
    <style:style style:name="P41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  <style:text-properties fo:font-size="10.5pt" fo:language="zxx" fo:country="none" style:font-size-asian="10.5pt" style:language-asian="zh" style:country-asian="CN" style:font-size-complex="10.5pt" style:language-complex="zxx" style:country-complex="none"/>
    </style:style>
    <style:style style:name="P42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  <style:text-properties fo:font-size="10.5pt" fo:language="zxx" fo:country="none" fo:font-weight="normal" style:font-size-asian="10.5pt" style:language-asian="zh" style:country-asian="CN" style:font-weight-asian="normal" style:font-size-complex="10.5pt" style:language-complex="zxx" style:country-complex="none" style:font-weight-complex="normal"/>
    </style:style>
    <style:style style:name="P43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</style:style>
    <style:style style:name="P44" style:family="paragraph" style:parent-style-name="Text_20_body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45" style:family="paragraph" style:parent-style-name="Text_20_body" style:list-style-name="L5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46" style:family="paragraph" style:parent-style-name="Text_20_body" style:list-style-name="L6">
      <style:paragraph-properties fo:margin-left="0.026cm" fo:margin-right="0cm" fo:margin-top="0.423cm" fo:margin-bottom="0.212cm" fo:text-indent="-0.026cm" style:auto-text-indent="false">
        <style:tab-stops>
          <style:tab-stop style:position="0.397cm"/>
        </style:tab-stops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47" style:family="paragraph" style:parent-style-name="Text_20_body" style:list-style-name="L6">
      <style:paragraph-properties fo:margin-left="0.026cm" fo:margin-right="0cm" fo:margin-top="0.423cm" fo:margin-bottom="0.212cm" fo:text-indent="-0.026cm" style:auto-text-indent="false">
        <style:tab-stops>
          <style:tab-stop style:position="0.397cm"/>
        </style:tab-stops>
      </style:paragraph-properties>
    </style:style>
    <style:style style:name="P48" style:family="paragraph" style:parent-style-name="Text_20_body" style:list-style-name="L6">
      <style:paragraph-properties fo:margin-left="0cm" fo:margin-right="0cm" fo:margin-top="0.423cm" fo:margin-bottom="0.212cm" fo:text-indent="0cm" style:auto-text-indent="false">
        <style:tab-stops>
          <style:tab-stop style:position="0.397cm"/>
        </style:tab-stops>
      </style:paragraph-properties>
    </style:style>
    <style:style style:name="P49" style:family="paragraph" style:parent-style-name="Text_20_body" style:list-style-name="L6">
      <style:paragraph-properties fo:margin-left="0.688cm" fo:margin-right="0cm" fo:margin-top="0.423cm" fo:margin-bottom="0.212cm" fo:text-indent="-0.635cm" style:auto-text-indent="false">
        <style:tab-stops>
          <style:tab-stop style:position="0.397cm"/>
        </style:tab-stops>
      </style:paragraph-properties>
    </style:style>
    <style:style style:name="P50" style:family="paragraph" style:parent-style-name="Heading_20_2">
      <style:text-properties style:language-asian="zh" style:country-asian="CN"/>
    </style:style>
    <style:style style:name="P51" style:family="paragraph" style:parent-style-name="Heading_20_2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2" style:family="paragraph" style:parent-style-name="Heading_20_2">
      <style:paragraph-properties fo:margin-left="1.245cm" fo:margin-right="0cm" fo:text-indent="-1.016cm" style:auto-text-indent="false"/>
    </style:style>
    <style:style style:name="P53" style:family="paragraph" style:parent-style-name="Heading_20_2">
      <style:paragraph-properties fo:margin-left="0.079cm" fo:margin-right="0cm" fo:margin-top="0.423cm" fo:margin-bottom="0.212cm" fo:text-indent="0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4" style:family="paragraph" style:parent-style-name="Heading_20_2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5" style:family="paragraph" style:parent-style-name="Heading_20_2" style:list-style-name="L4">
      <style:paragraph-properties fo:margin-left="0.026cm" fo:margin-right="0cm" fo:margin-top="0.423cm" fo:margin-bottom="0.212cm" fo:text-indent="-0.026cm" style:auto-text-indent="false" fo:keep-with-next="always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6" style:family="paragraph" style:parent-style-name="Heading_20_2" style:list-style-name="L4">
      <style:paragraph-properties fo:margin-left="0.026cm" fo:margin-right="0cm" fo:margin-top="0.423cm" fo:margin-bottom="0.212cm" fo:text-indent="-0.026cm" style:auto-text-indent="false" fo:keep-with-next="always">
        <style:tab-stops/>
      </style:paragraph-properties>
    </style:style>
    <style:style style:name="P57" style:family="paragraph" style:parent-style-name="Heading_20_2" style:list-style-name="L4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8" style:family="paragraph" style:parent-style-name="Heading_20_2" style:list-style-name="L4">
      <style:paragraph-properties fo:margin-left="0.053cm" fo:margin-right="0cm" fo:margin-top="0.423cm" fo:margin-bottom="0.212cm" fo:text-indent="-0.053cm" style:auto-text-indent="false" fo:keep-with-next="always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9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60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61" style:family="paragraph" style:parent-style-name="Heading_20_1">
      <style:paragraph-properties fo:margin-top="0.423cm" fo:margin-bottom="0.212cm" fo:keep-with-next="always"/>
      <style:text-properties style:language-asian="zh" style:country-asian="CN"/>
    </style:style>
    <style:style style:name="P62" style:family="paragraph" style:parent-style-name="Heading_20_3">
      <style:paragraph-properties fo:margin-left="2.491cm" fo:margin-right="0cm" fo:text-indent="-1.27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1" style:family="text">
      <style:text-properties style:language-asian="zh" style:country-asian="CN"/>
    </style:style>
    <style:style style:name="T2" style:family="text">
      <style:text-properties style:language-asian="zh" style:country-asian="CN" style:language-complex="zxx" style:country-complex="none"/>
    </style:style>
    <style:style style:name="T3" style:family="text">
      <style:text-properties style:font-name="Arial"/>
    </style:style>
    <style:style style:name="T4" style:family="text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5" style:family="text">
      <style:text-properties style:font-name="Arial" fo:language="zxx" fo:country="none" style:text-underline-style="solid" style:text-underline-width="auto" style:text-underline-color="font-color" style:font-name-asian="Andale Sans UI" style:language-asian="zh" style:country-asian="CN" style:font-name-complex="Tahoma" style:language-complex="zxx" style:country-complex="none"/>
    </style:style>
    <style:style style:name="T6" style:family="text">
      <style:text-properties style:font-name="Arial" fo:language="zxx" fo:country="none" fo:font-weight="bold" style:font-name-asian="Andale Sans UI" style:language-asian="zh" style:country-asian="CN" style:font-weight-asian="bold" style:font-name-complex="Tahoma" style:language-complex="zxx" style:country-complex="none" style:font-weight-complex="bold"/>
    </style:style>
    <style:style style:name="T7" style:family="text">
      <style:text-properties style:font-name="Arial" fo:language="zxx" fo:country="none" style:text-underline-style="none" style:font-name-asian="Andale Sans UI" style:language-asian="zh" style:country-asian="CN" style:font-name-complex="Tahoma" style:language-complex="zxx" style:country-complex="none"/>
    </style:style>
    <style:style style:name="T8" style:family="text">
      <style:text-properties style:font-name="Arial" fo:font-size="10.5pt" fo:language="zxx" fo:country="none" fo:font-weight="normal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9" style:family="text">
      <style:text-properties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10" style:family="text">
      <style:text-properties style:font-name="Arial" fo:font-size="10.5pt" fo:language="zxx" fo:country="none" style:font-name-asian="Andale Sans UI" style:font-size-asian="10.5pt" style:language-asian="zh" style:country-asian="CN" style:font-name-complex="Tahoma" style:font-size-complex="10.5pt" style:language-complex="zxx" style:country-complex="none"/>
    </style:style>
    <style:style style:name="T11" style:family="text">
      <style:text-properties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12" style:family="text">
      <style:text-properties style:font-name="Arial" fo:font-size="9pt" fo:language="zxx" fo:country="none" style:text-underline-style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13" style:family="text">
      <style:text-properties style:font-name="Arial" fo:font-size="9pt" style:font-name-asian="Andale Sans UI" style:font-size-asian="9pt" style:font-name-complex="Tahoma" style:font-size-complex="9pt" style:language-complex="zxx" style:country-complex="none"/>
    </style:style>
    <style:style style:name="T14" style:family="text">
      <style:text-properties style:font-name="Arial" fo:font-size="9pt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15" style:family="text">
      <style:text-properties style:font-name="Arial" fo:font-size="12pt" fo:language="zxx" fo:country="none" style:font-name-asian="Andale Sans UI" style:font-size-asian="12pt" style:language-asian="zh" style:country-asian="CN" style:font-name-complex="Tahoma" style:font-size-complex="12pt" style:language-complex="zxx" style:country-complex="none"/>
    </style:style>
    <style:style style:name="T16" style:family="text">
      <style:text-properties style:font-name="Arial" fo:font-size="12pt" fo:language="zxx" fo:country="none" style:text-underline-style="solid" style:text-underline-width="auto" style:text-underline-color="font-color" style:font-name-asian="Andale Sans UI" style:font-size-asian="12pt" style:language-asian="zh" style:country-asian="CN" style:font-name-complex="Tahoma" style:font-size-complex="12pt" style:language-complex="zxx" style:country-complex="none"/>
    </style:style>
    <style:style style:name="T17" style:family="text">
      <style:text-properties style:font-name="Arial" fo:font-size="12pt" style:font-name-asian="Andale Sans UI" style:font-size-asian="12pt" style:font-name-complex="Tahoma" style:font-size-complex="12pt" style:language-complex="zxx" style:country-complex="none"/>
    </style:style>
    <style:style style:name="T18" style:family="text">
      <style:text-properties style:font-name="Arial" fo:font-size="12pt" style:font-name-asian="Andale Sans UI" style:font-size-asian="12pt" style:language-asian="zh" style:country-asian="CN" style:font-name-complex="Tahoma" style:font-size-complex="12pt" style:language-complex="zxx" style:country-complex="none"/>
    </style:style>
    <style:style style:name="T19" style:family="text">
      <style:text-properties fo:color="#008000"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language="zxx" fo:country="none"/>
    </style:style>
    <style:style style:name="T22" style:family="text">
      <style:text-properties fo:language="zxx" fo:country="none" style:language-asian="zh" style:country-asian="CN" style:language-complex="zxx" style:country-complex="none"/>
    </style:style>
    <style:style style:name="T23" style:family="text">
      <style:text-properties fo:language="zxx" fo:country="none" fo:font-weight="bold" style:font-weight-asian="bold" style:font-weight-complex="bold"/>
    </style:style>
    <style:style style:name="T24" style:family="text">
      <style:text-properties fo:language="zxx" fo:country="none" fo:font-style="italic" style:language-asian="zh" style:country-asian="CN" style:font-style-asian="italic" style:language-complex="zxx" style:country-complex="none" style:font-style-complex="italic"/>
    </style:style>
    <style:style style:name="T25" style:family="text">
      <style:text-properties fo:language="zxx" fo:country="none" style:font-name-asian="Andale Sans UI"/>
    </style:style>
    <style:style style:name="T26" style:family="text">
      <style:text-properties fo:color="#000000" style:font-name="Arial" fo:font-size="10.5pt" fo:language="zxx" fo:country="none" fo:font-weight="normal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27" style:family="text">
      <style:text-properties fo:color="#000000" style:font-name="Arial" fo:font-size="10.5pt" fo:language="zxx" fo:country="none" fo:font-weight="bold" style:font-name-asian="Andale Sans UI" style:font-size-asian="10.5pt" style:language-asian="zh" style:country-asian="CN" style:font-weight-asian="bold" style:font-name-complex="Tahoma" style:font-size-complex="10.5pt" style:language-complex="zxx" style:country-complex="none" style:font-weight-complex="bold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style:use-window-font-color="true" fo:font-size="9pt" fo:language="zxx" fo:country="none" style:font-size-asian="9pt" style:font-size-complex="9pt"/>
    </style:style>
    <style:style style:name="T31" style:family="text">
      <style:text-properties style:use-window-font-color="true" fo:font-size="9pt" fo:language="zxx" fo:country="none" fo:font-weight="bold" style:font-size-asian="9pt" style:font-weight-asian="bold" style:font-size-complex="9pt" style:font-weight-complex="bold"/>
    </style:style>
    <style:style style:name="T32" style:family="text">
      <style:text-properties style:use-window-font-color="true" fo:font-size="9pt" style:font-size-asian="9pt" style:font-size-complex="9pt"/>
    </style:style>
    <style:style style:name="T33" style:family="text">
      <style:text-properties style:use-window-font-color="true" fo:font-size="9pt" fo:font-weight="bold" style:font-size-asian="9pt" style:font-weight-asian="bold" style:font-size-complex="9pt" style:font-weight-complex="bold"/>
    </style:style>
    <style:style style:name="T34" style:family="text"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T35" style:family="text">
      <style:text-properties style:use-window-font-color="true" fo:font-size="9pt" fo:language="none" fo:country="none" style:font-size-asian="9pt" style:font-size-complex="9pt"/>
    </style:style>
    <style:style style:name="T36" style:family="text">
      <style:text-properties style:use-window-font-color="true" fo:font-size="9pt" fo:language="none" fo:country="none" style:font-size-asian="9pt" style:language-asian="zh" style:country-asian="CN" style:font-size-complex="9pt"/>
    </style:style>
    <style:style style:name="T37" style:family="text">
      <style:text-properties style:use-window-font-color="true" fo:font-size="9pt" fo:language="none" fo:country="none" style:font-name-asian="Andale Sans UI" style:font-size-asian="9pt" style:font-size-complex="9pt"/>
    </style:style>
    <style:style style:name="T38" style:family="text">
      <style:text-properties style:use-window-font-color="true"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39" style:family="text">
      <style:text-properties style:use-window-font-color="true" style:font-name="Arial" fo:font-size="9pt" fo:language="none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40" style:family="text">
      <style:text-properties style:use-window-font-color="true" fo:font-weight="normal" style:font-weight-asian="normal" style:font-weight-complex="normal"/>
    </style:style>
    <style:style style:name="T41" style:family="text">
      <style:text-properties fo:color="#010001" fo:font-size="9pt" fo:language="zxx" fo:country="none" style:font-size-asian="9pt" style:font-size-complex="9pt"/>
    </style:style>
    <style:style style:name="T42" style:family="text">
      <style:text-properties fo:color="#010001" fo:font-size="9pt" fo:language="zxx" fo:country="none" fo:font-weight="bold" style:font-size-asian="9pt" style:font-weight-asian="bold" style:font-size-complex="9pt" style:font-weight-complex="bold"/>
    </style:style>
    <style:style style:name="T43" style:family="text">
      <style:text-properties fo:color="#010001" fo:font-size="9pt" fo:language="zxx" fo:country="none" fo:font-weight="normal" style:font-size-asian="9pt" style:font-weight-asian="normal" style:font-size-complex="9pt" style:font-weight-complex="normal"/>
    </style:style>
    <style:style style:name="T44" style:family="text">
      <style:text-properties fo:color="#010001" fo:font-size="9pt" fo:language="none" fo:country="none" style:font-size-asian="9pt" style:font-size-complex="9pt"/>
    </style:style>
    <style:style style:name="T45" style:family="text">
      <style:text-properties fo:color="#010001" fo:font-size="9pt" fo:language="none" fo:country="none" style:font-size-asian="9pt" style:language-asian="zh" style:country-asian="CN" style:font-size-complex="9pt"/>
    </style:style>
    <style:style style:name="T46" style:family="text">
      <style:text-properties fo:color="#010001"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47" style:family="text">
      <style:text-properties fo:color="#010001" style:font-name="Arial" fo:font-size="9pt" fo:language="zxx" fo:country="none" fo:font-weight="bold" style:font-name-asian="Andale Sans UI" style:font-size-asian="9pt" style:language-asian="zh" style:country-asian="CN" style:font-weight-asian="bold" style:font-name-complex="Tahoma" style:font-size-complex="9pt" style:language-complex="zxx" style:country-complex="none" style:font-weight-complex="bold"/>
    </style:style>
    <style:style style:name="T48" style:family="text">
      <style:text-properties fo:color="#010001" style:font-name="Arial" fo:font-size="9pt" fo:language="none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49" style:family="text">
      <style:text-properties fo:color="#010001" style:font-name="Arial" fo:language="zxx" fo:country="none" fo:font-weight="normal" style:font-name-asian="Andale Sans UI" style:language-asian="zh" style:country-asian="CN" style:font-weight-asian="normal" style:font-name-complex="Tahoma" style:language-complex="zxx" style:country-complex="none" style:font-weight-complex="normal"/>
    </style:style>
    <style:style style:name="T50" style:family="text">
      <style:text-properties fo:color="#010001" style:font-name="Arial" fo:language="zxx" fo:country="none" fo:font-weight="bold" style:font-name-asian="Andale Sans UI" style:language-asian="zh" style:country-asian="CN" style:font-weight-asian="bold" style:font-name-complex="Tahoma" style:language-complex="zxx" style:country-complex="none" style:font-weight-complex="bold"/>
    </style:style>
    <style:style style:name="T51" style:family="text">
      <style:text-properties fo:color="#010001" fo:language="zxx" fo:country="none" fo:font-weight="normal" style:font-weight-asian="normal" style:font-weight-complex="normal"/>
    </style:style>
    <style:style style:name="T52" style:family="text">
      <style:text-properties style:font-name-asian="Andale Sans UI"/>
    </style:style>
    <style:style style:name="T53" style:family="text">
      <style:text-properties style:font-name-complex="Tahoma"/>
    </style:style>
    <style:style style:name="T54" style:family="text">
      <style:text-properties style:language-complex="zxx" style:country-complex="none"/>
    </style:style>
    <style:style style:name="T55" style:family="text">
      <style:text-properties fo:color="#0000ff"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56" style:family="text">
      <style:text-properties fo:color="#0000ff" style:font-name="Arial" fo:font-size="9pt" fo:language="none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57" style:family="text">
      <style:text-properties fo:color="#0000ff"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58" style:family="text">
      <style:text-properties fo:color="#0000ff" fo:font-size="9pt" fo:language="none" fo:country="none" style:font-size-asian="9pt" style:font-size-complex="9pt"/>
    </style:style>
    <style:style style:name="T59" style:family="text">
      <style:text-properties fo:color="#0000ff" fo:font-size="9pt" fo:language="none" fo:country="none" style:font-size-asian="9pt" style:font-size-complex="9pt" style:language-complex="zxx" style:country-complex="none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ize="9pt" fo:language="none" fo:country="none" style:font-size-asian="9pt" style:font-size-complex="9pt"/>
    </style:style>
    <style:style style:name="T63" style:family="text">
      <style:text-properties fo:color="#a31515" fo:font-size="9pt" fo:language="none" fo:country="none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How to use <text:span text:style-name="T1">Maya2Renderer</text:span></text:p>
      <text:p text:style-name="P1"/>
      <text:h text:style-name="Heading_20_1" text:outline-level="1"><text:span text:style-name="T1">- </text:span>Development environment</text:h>
      <text:p text:style-name="P1"><text:s text:c="3"/>see ./readme.txt</text:p>
      <text:h text:style-name="Heading_20_1" text:outline-level="1">- Build</text:h>
      <text:p text:style-name="P1"><text:s text:c="2"/>see ./readme.txt</text:p>
      <text:h text:style-name="Heading_20_1" text:outline-level="1">- Install</text:h>
      <text:p text:style-name="P2"><text:s text:c="2"/>see ./readme.txt</text:p>
      <text:h text:style-name="Heading_20_1" text:outline-level="1">-load liquid plugin</text:h>
      <text:p text:style-name="P11">Demo scene is ($liquid_root)/2.3.3/doc/HowToUseMaya2Renderer.ma</text:p>
      <text:h text:style-name="P50" text:outline-level="2"><text:soft-page-break/>1)</text:h>
      <text:h text:style-name="Heading_20_2" text:outline-level="2"><draw:frame draw:style-name="fr1" draw:name="图形1" text:anchor-type="paragraph" svg:width="16.221cm" svg:height="12.861cm" draw:z-index="0"><draw:image xlink:href="Pictures/2000000700003F5C0000323C932D56C6.svm" xlink:type="simple" xlink:show="embed" xlink:actuate="onLoad"/></draw:frame><text:span text:style-name="T1">2) </text:span>select liquid_2009x32d.mll</text:h>
      <text:p text:style-name="P1"><draw:frame draw:style-name="fr1" draw:name="图形2" text:anchor-type="paragraph" svg:width="14.049cm" svg:height="7.223cm" draw:z-index="1"><draw:image xlink:href="Pictures/20000007000036E200001C38898ADCD4.svm" xlink:type="simple" xlink:show="embed" xlink:actuate="onLoad"/></draw:frame></text:p>
      <text:h text:style-name="Heading_20_1" text:outline-level="1">-select liquid renderer</text:h>
      <text:p text:style-name="P1">1)</text:p>
      <text:p text:style-name="P1"><draw:frame draw:style-name="fr1" draw:name="图形3" text:anchor-type="paragraph" svg:width="12.541cm" svg:height="4.314cm" draw:z-index="2"><draw:image xlink:href="Pictures/20000007000030FE000010DAAF60301D.svm" xlink:type="simple" xlink:show="embed" xlink:actuate="onLoad"/></draw:frame><text:soft-page-break/>2)</text:p>
      <text:p text:style-name="P1"><draw:frame draw:style-name="fr1" draw:name="图形4" text:anchor-type="paragraph" svg:width="12.517cm" svg:height="7.728cm" draw:z-index="3"><draw:image xlink:href="Pictures/20000007000030E400001E2F67923444.svm" xlink:type="simple" xlink:show="embed" xlink:actuate="onLoad"/></draw:frame>3)</text:p>
      <text:p text:style-name="P1"><draw:frame draw:style-name="fr1" draw:name="图形5" text:anchor-type="paragraph" svg:width="12.517cm" svg:height="7.093cm" draw:z-index="4"><draw:image xlink:href="Pictures/20000007000030E400001BB4360B0970.svm" xlink:type="simple" xlink:show="embed" xlink:actuate="onLoad"/></draw:frame>4)</text:p>
      <text:p text:style-name="P1"><draw:frame draw:style-name="fr1" draw:name="图形6" text:anchor-type="paragraph" svg:width="12.488cm" svg:height="11.033cm" draw:z-index="5"><draw:image xlink:href="Pictures/20000007000030C900002B1A93E0B200.svm" xlink:type="simple" xlink:show="embed" xlink:actuate="onLoad"/></draw:frame><text:soft-page-break/>5)</text:p>
      <text:p text:style-name="P1"><draw:frame draw:style-name="fr1" draw:name="图形7" text:anchor-type="paragraph" svg:width="14.818cm" svg:height="11.114cm" draw:z-index="6"><draw:image xlink:href="Pictures/20000007000039FC00002B6A46A9B5BC.svm" xlink:type="simple" xlink:show="embed" xlink:actuate="onLoad"/></draw:frame></text:p>
      <text:p text:style-name="P1"><text:s/>(you can select *.lg in this way:</text:p>
      <text:p text:style-name="P1"><draw:frame draw:style-name="fr1" draw:name="图形8" text:anchor-type="paragraph" svg:width="13.864cm" svg:height="9.412cm" draw:z-index="7"><draw:image xlink:href="Pictures/2000000700003644000024CCFEC9401E.svm" xlink:type="simple" xlink:show="embed" xlink:actuate="onLoad"/></draw:frame><text:soft-page-break/></text:p>
      <text:p text:style-name="P1">)</text:p>
      <text:h text:style-name="P59" text:outline-level="1">-RenderSettings of <text:s/>maya2renderer </text:h>
      <text:p text:style-name="P11">Demo scene is ($liquid_root)/2.3.3/doc/HowToUseMaya2Renderer.ma</text:p>
      <text:h text:style-name="P52" text:outline-level="2">-Debug</text:h>
      <text:p text:style-name="P1"><draw:frame draw:style-name="fr2" draw:name="图形9" text:anchor-type="paragraph" svg:x="0.513cm" svg:y="0.041cm" svg:width="4.747cm" svg:height="2.154cm" draw:z-index="18"><draw:image xlink:href="Pictures/200000070000115E000008FFBACCEAFC.svm" xlink:type="simple" xlink:show="embed" xlink:actuate="onLoad"/></draw:frame></text:p>
      <text:list xml:id="list33717760" text:style-name="L1">
        <text:list-item>
          <text:list>
            <text:list-item>
              <text:list>
                <text:list-item>
                  <text:p text:style-name="P31">NewTranslator(refactoring)</text:p>
                </text:list-item>
              </text:list>
            </text:list-item>
          </text:list>
        </text:list-item>
      </text:list>
      <text:p text:style-name="P7">This is a new feature of maya2renderer. </text:p>
      <text:p text:style-name="P7">I'm refactoring liquidMaya, and put the new export process into liqRibTranslator::_doItNew();</text:p>
      <text:p text:style-name="P7">The original export process is put into liqRibTranslator::_doIt();</text:p>
      <text:p text:style-name="P7">If <text:s/>NewTranslator(refactoring) is checked, liqRibTranslator::_doItNew() is executed, otherwise liqRibTranslator::_doIt() is executed.</text:p>
      <text:p text:style-name="P8">If you set NewTranslator(refactoring) to true, you are using maya2renderer,</text:p>
      <text:p text:style-name="P8">If you set NewTranslator(refactoring) to false, you are using liquidMaya,</text:p>
      <text:list xml:id="list36313337" text:continue-numbering="true" text:style-name="L1">
        <text:list-item>
          <text:list>
            <text:list-item>
              <text:list>
                <text:list-header>
                  <text:p text:style-name="P32"/>
                </text:list-header>
                <text:list-item>
                  <text:p text:style-name="P31">OutputShaderGraph(ER)</text:p>
                </text:list-item>
              </text:list>
            </text:list-item>
          </text:list>
        </text:list-item>
      </text:list>
      <text:p text:style-name="P7">This is a new feature of maya2renderer. </text:p>
      <text:p text:style-name="P9">In liquidMaya you <text:span text:style-name="T20">MUST</text:span> export the material of the mesh before you render that mesh.</text:p>
      <text:p text:style-name="P9">In maya2Renderer, if you set OutputShaderGraph(ER) to true, <text:s/>you don't have to convert the material manually. The materials will be converted automatically.</text:p>
      <text:p text:style-name="P9"/>
      <text:list xml:id="list36325795" text:continue-numbering="true" text:style-name="L1">
        <text:list-item>
          <text:list>
            <text:list-item>
              <text:list>
                <text:list-item>
                  <text:p text:style-name="P31">OutputDebugMsgToRib(RM)</text:p>
                </text:list-item>
              </text:list>
            </text:list-item>
          </text:list>
        </text:list-item>
      </text:list>
      <text:p text:style-name="P6">This is a new feature of maya2renderer. _liqRIBMsg(const char* msg) will output the msg to rib file. </text:p>
      <text:list xml:id="list36303720" text:continue-numbering="true" text:style-name="L1">
        <text:list-item>
          <text:list>
            <text:list-item>
              <text:list>
                <text:list-item>
                  <text:p text:style-name="P31"><text:soft-page-break/>logFunctionCall</text:p>
                </text:list-item>
              </text:list>
            </text:list-item>
          </text:list>
        </text:list-item>
      </text:list>
      <text:p text:style-name="P6">This is a new feature of maya2renderer. _logFunctionCall(const char* msg) will output the msg. It is useful to trace the call stack in batchrender mode.</text:p>
      <text:p text:style-name="P6"/>
      <text:list xml:id="list36308681" text:continue-numbering="true" text:style-name="L1">
        <text:list-item>
          <text:p text:style-name="P25">select "Renderer" and "Camera" in "Render Settings"</text:p>
        </text:list-item>
      </text:list>
      <text:p text:style-name="P1">"Renderer" MUST be setted to "renderman" in liquidMaya,(in maya2renderer, you can set the "Renderer" to another renderer, e.g. elvishray)</text:p>
      <text:p text:style-name="P1"/>
      <text:p text:style-name="P1"><draw:frame draw:style-name="fr1" draw:name="图形16" text:anchor-type="paragraph" svg:width="13.787cm" svg:height="15.215cm" draw:z-index="13"><draw:image xlink:href="Pictures/200000070000352100003B1FC5DB6AAC.svm" xlink:type="simple" xlink:show="embed" xlink:actuate="onLoad"/></draw:frame></text:p>
      <text:list xml:id="list36310745" text:continue-numbering="true" text:style-name="L1">
        <text:list-item>
          <text:p text:style-name="P25">set GeneratedShaders directory</text:p>
        </text:list-item>
      </text:list>
      <text:p text:style-name="P1"><draw:frame draw:style-name="fr1" draw:name="图形11" text:anchor-type="paragraph" svg:width="13.945cm" svg:height="13.52cm" draw:z-index="14"><draw:image xlink:href="Pictures/2000000700003679000034D18B8B4BB8.svm" xlink:type="simple" xlink:show="embed" xlink:actuate="onLoad"/></draw:frame><text:soft-page-break/></text:p>
      <text:p text:style-name="P1"/>
      <text:p text:style-name="P1"/>
      <text:h text:style-name="P61" text:outline-level="1">-Create the scene</text:h>
      <text:p text:style-name="P1">1.create a box</text:p>
      <text:list xml:id="list33710921" text:style-name="L2">
        <text:list-item>
          <text:p text:style-name="P26"><draw:frame draw:style-name="fr1" draw:name="图形12" text:anchor-type="paragraph" svg:width="6.458cm" svg:height="14.924cm" draw:z-index="8"><draw:image xlink:href="Pictures/200000070000193900003A4C4EDE3737.svm" xlink:type="simple" xlink:show="embed" xlink:actuate="onLoad"/></draw:frame><text:soft-page-break/>assigned a material to this box</text:p>
        </text:list-item>
      </text:list>
      <text:p text:style-name="P1"><draw:frame draw:style-name="fr1" draw:name="图形13" text:anchor-type="paragraph" svg:width="16.776cm" svg:height="12.726cm" draw:z-index="9"><draw:image xlink:href="Pictures/2000000700004188000031B77AB06FC1.svm" xlink:type="simple" xlink:show="embed" xlink:actuate="onLoad"/></draw:frame><text:soft-page-break/></text:p>
      <text:p text:style-name="P1"/>
      <text:p text:style-name="P1"/>
      <text:list xml:id="list36312056" text:continue-numbering="true" text:style-name="L2">
        <text:list-item>
          <text:p text:style-name="P26">let's create a phong shader</text:p>
        </text:list-item>
      </text:list>
      <text:p text:style-name="P1"><draw:frame draw:style-name="fr1" draw:name="图形14" text:anchor-type="paragraph" svg:width="15.478cm" svg:height="18.523cm" draw:z-index="10"><draw:image xlink:href="Pictures/2000000700003C770000485AA6939F42.svm" xlink:type="simple" xlink:show="embed" xlink:actuate="onLoad"/></draw:frame><text:soft-page-break/></text:p>
      <text:p text:style-name="P1">5.select the mesh, then press(not click) the right mouse button on the phong1 node, and select "Assign Material To Selectedion."</text:p>
      <text:p text:style-name="P1">6.you can see the phong1 is assigned to the mesh.</text:p>
      <text:p text:style-name="P1"><draw:frame draw:style-name="fr1" draw:name="图形15" text:anchor-type="paragraph" svg:width="16.999cm" svg:height="12.158cm" draw:z-index="11"><draw:image xlink:href="Pictures/200000070000521100003AB5ABBE15A7.svm" xlink:type="simple" xlink:show="embed" xlink:actuate="onLoad"/></draw:frame><text:soft-page-break/></text:p>
      <text:h text:style-name="P60" text:outline-level="1">-export the material of the mesh</text:h>
      <text:p text:style-name="P1">In liquidMaya you MUST export the material of the mesh before you render that mesh.This is the steps:</text:p>
      <text:p text:style-name="P1"><text:s/>- make sure <text:s/>"GeneratedShaders" directory is set.</text:p>
      <text:p text:style-name="P1"><text:s/>- select the mesh which you want to render</text:p>
      <text:list xml:id="list33701679" text:style-name="L3">
        <text:list-header>
          <text:p text:style-name="P33"><text:s/>- Menu --&gt; liquid --&gt;Helpers --&gt; Convert shading network to RSL:</text:p>
          <text:p text:style-name="P33"><draw:frame draw:style-name="fr2" draw:name="图形10" text:anchor-type="paragraph" svg:x="1.328cm" svg:y="0.266cm" svg:width="10.956cm" svg:height="13.972cm" draw:z-index="12"><draw:image xlink:href="Pictures/2000000700002ACB000036936878F7B1.svm" xlink:type="simple" xlink:show="embed" xlink:actuate="onLoad"/></draw:frame><text:soft-page-break/></text:p>
        </text:list-header>
      </text:list>
      <text:p text:style-name="P9"><text:s text:c="2"/>phong1.sl and phong1.slo will be generated at</text:p>
      <text:p text:style-name="P9">E:\MyDocuments\maya\projects\default\generatedShader\</text:p>
      <text:p text:style-name="P9"/>
      <text:h text:style-name="Heading_20_1" text:outline-level="1"><text:span text:style-name="T1">-</text:span>Render</text:h>
      <text:p text:style-name="P11">Press the "RenderView" button, and press "Render" button:</text:p>
      <text:p text:style-name="P11"/>
      <text:p text:style-name="P11"/>
      <text:p text:style-name="P9"><draw:frame draw:style-name="fr1" draw:name="图形17" text:anchor-type="paragraph" svg:width="11.141cm" svg:height="11.194cm" draw:z-index="15"><draw:image xlink:href="Pictures/2000000700002B8400002BB961F5D96F.svm" xlink:type="simple" xlink:show="embed" xlink:actuate="onLoad"/></draw:frame><text:soft-page-break/>The rib file will be generated at E:\MyDocuments\maya\projects\default\rib, </text:p>
      <text:p text:style-name="P9">(e.g. E:\MyDocuments\maya\projects\default\rib\_perspShape.0001.rib)</text:p>
      <text:h text:style-name="P51" text:outline-level="2"><text:s text:c="2"/>-Renderer</text:h>
      <text:p text:style-name="P12">You can select other renderers in maya2renderer, e.g. elvisyray.</text:p>
      <text:h text:style-name="P53" text:outline-level="2"><draw:frame draw:style-name="fr3" draw:name="图形18" text:anchor-type="paragraph" svg:width="10.426cm" svg:height="1.192cm" draw:z-index="16"><draw:image xlink:href="Pictures/20000007000028BA000004A835E71995.svm" xlink:type="simple" xlink:show="embed" xlink:actuate="onLoad"/></draw:frame> -set global values</text:h>
      <text:p text:style-name="P36">Press the "show global node panel" button, it will show the global values for this renderer.</text:p>
      <text:p text:style-name="P36"><draw:frame draw:style-name="fr2" draw:name="图形22" text:anchor-type="paragraph" svg:x="0.012cm" svg:y="0.002cm" svg:width="16.919cm" svg:height="9.883cm" draw:z-index="21"><draw:image xlink:href="Pictures/2000000700005F310000379CAE383A41.svm" xlink:type="simple" xlink:show="embed" xlink:actuate="onLoad"/></draw:frame><text:soft-page-break/></text:p>
      <text:p text:style-name="P6"/>
      <text:h text:style-name="P54" text:outline-level="2">Render</text:h>
      <text:p text:style-name="P6"><draw:frame draw:style-name="fr1" draw:name="图形20" text:anchor-type="paragraph" svg:width="11.114cm" svg:height="8.574cm" draw:z-index="17"><draw:image xlink:href="Pictures/2000000700002B6A0000217E9C8D40B4.svm" xlink:type="simple" xlink:show="embed" xlink:actuate="onLoad"/></draw:frame>It will generate <text:s/><text:a xlink:type="simple" xlink:href="../../../../../../../../../../">file:///</text:a>&lt;MayaProjectDirectory&gt;\rib\&lt;SceneName&gt;.er <text:s/>which trace the invoking of ERAPI</text:p>
      <text:h text:style-name="P54" text:outline-level="2">- liquidSurfaceShader</text:h>
      <text:list xml:id="list33727676" text:style-name="L4">
        <text:list-item>
          <text:p text:style-name="P37">In liquidMaya, liquidSurfaceShader is used for user-defined surface shader( it is *.slo for prman)</text:p>
          <text:p text:style-name="P38"><draw:frame draw:style-name="fr1" draw:name="图形19" text:anchor-type="paragraph" svg:width="11.218cm" svg:height="7.886cm" draw:z-index="20"><draw:image xlink:href="Pictures/2000000700002BD300001ECE4CFB9872.svm" xlink:type="simple" xlink:show="embed" xlink:actuate="onLoad"/></draw:frame><text:soft-page-break/></text:p>
        </text:list-item>
        <text:list-item>
          <text:p text:style-name="P39"><draw:frame draw:style-name="fr2" draw:name="图形21" text:anchor-type="paragraph" svg:x="2.586cm" svg:y="1.3cm" svg:width="11.509cm" svg:height="7.833cm" draw:z-index="19"><draw:image xlink:href="Pictures/2000000700002CF600001E9987905AAA.svm" xlink:type="simple" xlink:show="embed" xlink:actuate="onLoad"/></draw:frame><text:span text:style-name="T10">In maya2renderer, liquidSurfaceShader is extended to supported user-defined shader for other renderers. </text:span><text:span text:style-name="T8"><text:line-break/>If you use prman, you set the Shader to a slo file, and don't have to do anyting else.</text:span></text:p>
          <text:p text:style-name="P39"><text:span text:style-name="T8">If you use elvishray, <text:s/>e.g. In liquidSurface1, if you set Shader to </text:span><text:a xlink:type="simple" xlink:href="file:///c:/tmp/plastic.dll">c:/tmp/plastic.dll</text:a><text:span text:style-name="T26">, you </text:span><text:span text:style-name="T27">have to create <text:s/></text:span><text:a xlink:type="simple" xlink:href="file:///c:/tmp/plastic.pl">c:/tmp/plastic.pl</text:a><text:span text:style-name="T26">. Because maya2renderer will search </text:span><text:a xlink:type="simple" xlink:href="file:///c:/tmp/plastic.pl">c:/tmp/plastic.pl</text:a><text:span text:style-name="T26">, and read this pl file to generate shader parameters automatically.</text:span></text:p>
          <text:list>
            <text:list-header>
              <text:h text:style-name="P55" text:outline-level="2">- PL file</text:h>
              <text:p text:style-name="P40">pl file contains shader type, shader <text:s/>parameter list. <text:line-break/>pl file must locates at the same directory as the shader file. For elvishray, the shader file is a dll file.</text:p>
              <text:p text:style-name="P40">pl file is used to generate the UI of <text:s/>parameters of user-defined shader automatically in Maya. The following image show this process in details</text:p>
              <text:p text:style-name="P41"><text:span text:style-name="T28">%liquidRoot%\2.3.3\doc\HowToGenerateShaderParameterUI\</text:span><text:span text:style-name="T29">HowToGenerateShaderParameterUI.png</text:span></text:p>
              <text:p text:style-name="P41"><text:soft-page-break/><text:span text:style-name="T20">or </text:span><text:a xlink:type="simple" xlink:href="https://github.com/maya2renderer/maya2renderer/blob/master/2.3.3/doc/HowToGenerateShaderParameterUI/HowToGenerateShaderParameterUI.png"><text:span text:style-name="T29">https://github.com/maya2renderer/maya2renderer/blob/master/2.3.3/doc/HowToGenerateShaderParameterUI/HowToGenerateShaderParameterUI.png</text:span></text:a></text:p>
              <text:p text:style-name="P42"/>
              <text:p text:style-name="P43"><text:span text:style-name="T8">Here is an example of pl file:<text:line-break/></text:span><text:span text:style-name="T9">#shaderType </text:span><text:span text:style-name="T19">// shaderType: surface, volume, displacement, light. shaderType must be set before shadername</text:span><text:span text:style-name="T9"><text:line-break/>surface<text:line-break/>#shaderName </text:span><text:span text:style-name="T19">//shadername must be set after shaderType</text:span><text:span text:style-name="T9"><text:line-break/>liquidchecker<text:line-break/></text:span><text:span text:style-name="T19">//shader parameter list. One line for each parameter</text:span><text:span text:style-name="T9">，<text:line-break/>#Name:Details:Type:IsOutput:Defaults:ArraySizes</text:span><text:span text:style-name="T19">//Attributes of each parameter, and the attributes are seperated by colon.</text:span><text:span text:style-name="T9"><text:line-break/>frequency:uniform:float:0:8.5:-1<text:line-break/>mode:uniform:float:0:0.0:-1<text:line-break/>mode2:uniform:float:0:0.5:-1</text:span></text:p>
            </text:list-header>
          </text:list>
        </text:list-item>
      </text:list>
      <text:p text:style-name="P13"/>
      <text:list xml:id="list36324313" text:continue-numbering="true" text:style-name="L4">
        <text:list-item>
          <text:list>
            <text:list-header>
              <text:p text:style-name="P28"/>
            </text:list-header>
          </text:list>
        </text:list-item>
      </text:list>
      <text:p text:style-name="P3"/>
      <text:p text:style-name="P3"/>
      <text:list xml:id="list36305057" text:continue-numbering="true" text:style-name="L4">
        <text:list-item>
          <text:list>
            <text:list-header>
              <text:h text:style-name="P55" text:outline-level="2">- Refactoring</text:h>
            </text:list-header>
          </text:list>
        </text:list-item>
      </text:list>
      <text:h text:style-name="P62" text:outline-level="3">- Global variables</text:h>
      <text:p text:style-name="Standard"><text:span text:style-name="T22"><text:s text:c="13"/>Put global variables to </text:span><text:span text:style-name="T22">struct</text:span><text:span text:style-name="T22"> </text:span><text:span text:style-name="T22">liqGlobalVariable</text:span><text:span text:style-name="T22">( in </text:span><text:span text:style-name="T22">liqGlobalVariable.h </text:span><text:span text:style-name="T22">)</text:span></text:p>
      <text:p text:style-name="P3"><text:s text:c="13"/>define struct liqGlobalVariable liqglo( in liqGlobalVariable.cpp ).</text:p>
      <text:p text:style-name="P3"><text:tab/></text:p>
      <text:p text:style-name="P24"><text:span text:style-name="T22">maya2renderer provides specified gobal panel for each renderer, see previous section </text:span><text:a xlink:type="simple" xlink:href="#9.2. -set global values|outline">set global values</text:a><text:span text:style-name="T24">.</text:span></text:p>
      <text:p text:style-name="P3"/>
      <text:p text:style-name="P35">class liqRibTranslator has many interfaces which has postfix '__', these interfaces are refactored from original interfaces. I put all these interfaces into liqRibTranslatorNew.cpp.</text:p>
      <text:p text:style-name="P3"/>
      <text:list xml:id="list36328406" text:continue-numbering="true" text:style-name="L4">
        <text:list-item>
          <text:list>
            <text:list-header>
              <text:h text:style-name="P58" text:outline-level="2">- main atchitecture</text:h>
            </text:list-header>
          </text:list>
        </text:list-item>
      </text:list>
      <text:p text:style-name="P17"><text:span text:style-name="T4">See </text:span><text:a xlink:type="simple" xlink:href="https://github.com/maya2renderer/maya2renderer/blob/master/2.3.3/doc/main_architecture.jpg"><text:span text:style-name="T5">./main_architecture.jpg</text:span></text:a><text:span text:style-name="T7"> (</text:span><text:a xlink:type="simple" xlink:href="https://github.com/maya2renderer/maya2renderer/blob/master/2.3.3/doc/main_architecture.jpg"><text:span text:style-name="T12">https://github.com/maya2renderer/maya2renderer/blob/master/2.3.3/doc/main_architecture.jpg</text:span></text:a><text:span text:style-name="T7">)</text:span><text:span text:style-name="T4">. <text:s/>I list only a few classes in maya2renderer in this diagram. The main translation process is shown in </text:span><text:a xlink:type="simple" xlink:href="https://github.com/maya2renderer/maya2renderer/blob/master/2.3.3/doc/main_translation_process.jpg">./</text:a><text:a xlink:type="simple" xlink:href="https://github.com/maya2renderer/maya2renderer/blob/master/2.3.3/doc/main_translation_process.jpg"><text:span text:style-name="T5">main_translation_process.jpg</text:span></text:a><text:span text:style-name="T7">(</text:span><text:a xlink:type="simple" xlink:href="https://github.com/maya2renderer/maya2renderer/blob/master/2.3.3/doc/main_translation_process.jpg">https://github.com/maya2renderer/maya2renderer/blob/master/2.3.3/doc/main_translation_process.jpg</text:a><text:span text:style-name="T12">)</text:span><text:span text:style-name="T4">.</text:span></text:p>
      <text:p text:style-name="P17"><text:span text:style-name="T6">Class RendererInterface</text:span><text:span text:style-name="T4"><text:line-break/>This class provides basic interfaces for your renderer. Mjost of these interfaces are fat interface, and will be refactored in the future.<text:line-break/>If you want to add your new renderer, e.g. appleseed, into maya2renderer, you should define namespace appleseed, and let class appleseed::Renderer inherite from liquid:: RendererInterface</text:span></text:p>
      <text:p text:style-name="P20"><text:span text:style-name="T55">namespace</text:span><text:span text:style-name="T4"> appleseed{<text:line-break/> <text:s text:c="6"/></text:span><text:span text:style-name="T55">class </text:span><text:span text:style-name="T4"><text:s/>Renderer : </text:span><text:span text:style-name="T55">public</text:span><text:span text:style-name="T4"> liquid::RendererInterface{<text:line-break/></text:span><text:soft-page-break/><text:span text:style-name="T4"> <text:s text:c="5"/>};<text:line-break/>}</text:span></text:p>
      <text:p text:style-name="P17"><text:span text:style-name="T6">ShaderOutputVisitor</text:span><text:span text:style-name="T4"><text:line-break/>I use the visitor pattern to translate the internal maya shader nodes <text:s/>for the new renderer.<text:line-break/>For example, ShaderOutputVisitor provides the following abstract interfaces:<text:line-break/>visitBlinn(), visitLambert(), visitPhong() and etc.</text:span></text:p>
      <text:p text:style-name="P17"><text:span text:style-name="T6">RSL::Visitor</text:span><text:span text:style-name="T4"> inherits from ShaderOutputVisitor, RSL::Visitor visits each shader node and output the renderman rsl shader to a sl file. I rename the extention of this sl file to sl_my. sl_my file can be compile by renderman shader compiler. RSL::Visitor use RSL::OutputHelper to add parameters of the shader. </text:span></text:p>
      <text:p text:style-name="P17"><text:span text:style-name="T6">ERCall::Visitor </text:span><text:span text:style-name="T4">is responsible for constructing shader for elvishray from maya shader node. ER::Visitor uses </text:span><text:span text:style-name="T6">ERCall::OutputHelper</text:span><text:span text:style-name="T4"> to add shader parameters.</text:span></text:p>
      <text:p text:style-name="P17"><text:span text:style-name="T6">ER:Visitor</text:span><text:span text:style-name="T4"> and </text:span><text:span text:style-name="T6">ER::OutputHelper</text:span><text:span text:style-name="T4"> are designed to output the shader into a log file, so I can check whether there is something wrong.</text:span></text:p>
      <text:p text:style-name="P17"><text:span text:style-name="T4">See </text:span><text:a xlink:type="simple" xlink:href="https://github.com/maya2renderer/maya2renderer/blob/master/2.3.3/doc/ExportShaderGraph.jpg">./</text:a><text:a xlink:type="simple" xlink:href="https://github.com/maya2renderer/maya2renderer/blob/master/2.3.3/doc/ExportShaderGraph.jpg"><text:span text:style-name="T5">ExportShaderGraph.jpg</text:span></text:a><text:span text:style-name="T7">(</text:span><text:a xlink:type="simple" xlink:href="https://github.com/maya2renderer/maya2renderer/blob/master/2.3.3/doc/ExportShaderGraph.jpg"><text:span text:style-name="T12">https://github.com/maya2renderer/maya2renderer/blob/master/2.3.3/doc/ExportShaderGraph.jpg</text:span></text:a><text:span text:style-name="T7">) </text:span><text:span text:style-name="T4">for more details.</text:span></text:p>
      <text:p text:style-name="P17"><text:span text:style-name="T6">Class tHeroRibWriterMgr</text:span><text:span text:style-name="T4"> is refactored from the liquidMaya::liqRibTranslator. <text:s/></text:span><text:span text:style-name="T4">tHeroRibWriterMgr::write() contains the translation process of the hero pass. See <text:s/></text:span><text:a xlink:type="simple" xlink:href="https://github.com/maya2renderer/maya2renderer/blob/master/2.3.3/doc/ExportHeroPass.jpg"><text:span text:style-name="T5">ExportHeroPass.jpg</text:span></text:a><text:span text:style-name="T4"> </text:span><text:span text:style-name="T7">(</text:span><text:a xlink:type="simple" xlink:href="https://github.com/maya2renderer/maya2renderer/blob/master/2.3.3/doc/ExportHeroPass.jpg"><text:span text:style-name="T12">https://github.com/maya2renderer/maya2renderer/blob/master/2.3.3/doc/ExportHeroPass.jpg</text:span></text:a><text:span text:style-name="T7">)f</text:span><text:span text:style-name="T4">or more details.</text:span></text:p>
      <text:p text:style-name="P17"><text:span text:style-name="T4"><text:s/></text:span><text:span text:style-name="T6">Class tShadowRibWriterMgr</text:span><text:span text:style-name="T4"> is refactored from the liquidMaya::liqRibTranslator. tShadowRibWriterMgr::write() contains the translation process of the shadow pass. See </text:span><text:a xlink:type="simple" xlink:href="https://github.com/maya2renderer/maya2renderer/blob/master/2.3.3/doc/ExportShadowPass.jpg"><text:span text:style-name="T5">ExportShadowPass.jpg</text:span></text:a><text:span text:style-name="T7">(</text:span><text:a xlink:type="simple" xlink:href="https://github.com/maya2renderer/maya2renderer/blob/master/2.3.3/doc/ExportShadowPass.jpg"><text:span text:style-name="T12">https://github.com/maya2renderer/maya2renderer/blob/master/2.3.3/doc/ExportShadowPass.jpg</text:span></text:a><text:span text:style-name="T7">)</text:span><text:span text:style-name="T4"> for more details.</text:span></text:p>
      <text:p text:style-name="P16"><text:line-break/></text:p>
      <text:list xml:id="list36326415" text:continue-numbering="true" text:style-name="L4">
        <text:list-item>
          <text:list>
            <text:list-header>
              <text:h text:style-name="P58" text:outline-level="2">- NOTE</text:h>
            </text:list-header>
          </text:list>
        </text:list-item>
      </text:list>
      <text:p text:style-name="P16">Maya2renderer doesn't provide API for your renderer, because the general framework is not stable enough now. Many interfaces need to be refactored.</text:p>
      <text:p text:style-name="P14">shader graph must be exported before exporting mesh.</text:p>
      <text:p text:style-name="P14"/>
      <text:p text:style-name="P16"/>
      <text:list xml:id="list36315826" text:continue-numbering="true" text:style-name="L4">
        <text:list-item>
          <text:list>
            <text:list-header>
              <text:h text:style-name="P57" text:outline-level="2"><text:soft-page-break/>- export shader graph</text:h>
            </text:list-header>
          </text:list>
        </text:list-item>
      </text:list>
      <text:p text:style-name="P14">In liquidMaya, you have to convert the shader graph manully before you render the scene.</text:p>
      <text:p text:style-name="P14">In maya2renderer, you don't have to convert the shader graph to manully. The shader graph will be exported in each frame. </text:p>
      <text:p text:style-name="P14">In liquidMaya, shader graph is exported manually once. In maya2renderer, the shader graph is exported automatically in each frame.</text:p>
      <text:p text:style-name="P14">In order to translate maya shader graph for other renderers, I rewrite the following mel files with c++:<text:line-break/>liquidConvertShadingNetworkToRSL.mel, <text:line-break/>liquidWriteRSL_materials.mel, <text:line-break/>liquidWriteRSL_textures.mel, <text:line-break/>liquidWriteRSL_utilities.mel<text:line-break/>These mel files are obsoleted, and class <text:span text:style-name="T60">ConvertShadingNetwork</text:span> handles the translation of the shader graph. The public interfaces of <text:span text:style-name="T60">ConvertShadingNetwork </text:span>are ported from mel.</text:p>
      <text:p text:style-name="P14">When we traverse the shader graph, whether a plug of a shader node can be output is determinded by <text:span text:style-name="T33">validConnection </text:span><text:span text:style-name="T34">which is defined as a map:</text:span></text:p>
      <text:p text:style-name="P21"><text:span text:style-name="T42">std</text:span><text:span text:style-name="T31">::</text:span><text:span text:style-name="T42">map</text:span><text:span text:style-name="T31">&lt;</text:span><text:span text:style-name="T42">ShaderName</text:span><text:span text:style-name="T31">, V</text:span><text:span text:style-name="T42">alidPlugins</text:span><text:span text:style-name="T31">&gt; </text:span><text:span text:style-name="T43">validConnectionMap;</text:span></text:p>
      <text:p text:style-name="P22"><text:span text:style-name="T51">For example, in lambert shader , we need to export color, <text:s/></text:span><text:span text:style-name="T40">transparency, <text:s/>ambientColor, <text:s/>incandescence, <text:s/>diffuse, <text:s/>outColor and outTransparency. So we add these plugin names to <text:s/></text:span><text:span text:style-name="T51">validConnectionMap, like this:</text:span></text:p>
      <text:p text:style-name="P23"><text:tab/><text:span text:style-name="T30"><text:tab/></text:span><text:span text:style-name="T41">MStringArray</text:span><text:span text:style-name="T30"> </text:span><text:span text:style-name="T42">validConnection</text:span><text:span text:style-name="T30">;</text:span></text:p>
      <text:p text:style-name="P4"><text:span text:style-name="T32"><text:tab/>//lambert<text:line-break/> <text:s text:c="15"/></text:span><text:span text:style-name="T31">validConnection</text:span><text:span text:style-name="T30">.clear();</text:span></text:p>
      <text:p text:style-name="P5"><text:span text:style-name="T21"><text:tab/></text:span><text:span text:style-name="T23">validConnection</text:span><text:span text:style-name="T21">.append("color");</text:span></text:p>
      <text:p text:style-name="P5"><text:span text:style-name="T21"><text:tab/></text:span><text:span text:style-name="T23">validConnection</text:span><text:span text:style-name="T21">.append("transparency");</text:span></text:p>
      <text:p text:style-name="P5"><text:span text:style-name="T21"><text:tab/></text:span><text:span text:style-name="T23">validConnection</text:span><text:span text:style-name="T21">.append("ambientColor");</text:span></text:p>
      <text:p text:style-name="P5"><text:span text:style-name="T21"><text:tab/></text:span><text:span text:style-name="T23">validConnection</text:span><text:span text:style-name="T21">.append("incandescence");</text:span></text:p>
      <text:p text:style-name="P5"><text:span text:style-name="T21"><text:tab/></text:span><text:span text:style-name="T23">validConnection</text:span><text:span text:style-name="T21">.append("diffuse");</text:span></text:p>
      <text:p text:style-name="P5"><text:span text:style-name="T21"><text:tab/></text:span><text:span text:style-name="T23">validConnection</text:span><text:span text:style-name="T21">.append("outColor");</text:span></text:p>
      <text:p text:style-name="P5"><text:span text:style-name="T21"><text:tab/></text:span><text:span text:style-name="T23">validConnection</text:span><text:span text:style-name="T21">.append("outTransparency");<text:line-break/><text:tab/></text:span><text:span text:style-name="T49">validConnectionMap.insert(std::make_pair("</text:span><text:span text:style-name="T50">lambert</text:span><text:span text:style-name="T49">", </text:span><text:span text:style-name="T50">validConnection</text:span><text:span text:style-name="T49">));<text:tab/></text:span></text:p>
      <text:p text:style-name="P15"><text:span text:style-name="T4">This code segment is placed in </text:span><text:span text:style-name="T46">ShaderValidConnection</text:span><text:span text:style-name="T38">::</text:span><text:span text:style-name="T46">setValidConnection</text:span><text:span text:style-name="T38">()</text:span><text:span text:style-name="T38">;</text:span></text:p>
      <text:p text:style-name="P15"><text:span text:style-name="T4">The following images show more details:<text:line-break/></text:span><text:a xlink:type="simple" xlink:href="https://github.com/maya2renderer/maya2renderer/blob/master/2.3.3/doc/ExportShaderGraph.jpg"><text:span text:style-name="T15">./</text:span></text:a><text:a xlink:type="simple" xlink:href="https://github.com/maya2renderer/maya2renderer/blob/master/2.3.3/doc/ExportShaderGraph.jpg"><text:span text:style-name="T16">ExportShaderGraph.jpg</text:span></text:a><text:span text:style-name="T11"> (</text:span><text:a xlink:type="simple" xlink:href="https://github.com/maya2renderer/maya2renderer/blob/master/2.3.3/doc/ExportShaderGraph.jpg">https://github.com/maya2renderer/maya2renderer/blob/master/2.3.3/doc/ExportShaderGraph.jpg</text:a><text:span text:style-name="T11">)<text:line-break/></text:span><text:bookmark text:name="9fd036f3f428789e150e62f8250c045b103a8a40"/><text:span text:style-name="T15">./</text:span><text:a xlink:type="simple" xlink:href="https://github.com/maya2renderer/maya2renderer/blob/master/2.3.3/doc/How_to_output_a_ER_shader.jpg">How_to_output_a_ER_shader.jpg</text:a><text:span text:style-name="T11"> (</text:span><text:a xlink:type="simple" xlink:href="https://github.com/maya2renderer/maya2renderer/blob/master/2.3.3/doc/How_to_output_a_ER_shader.jpg">https://github.com/maya2renderer/maya2renderer/blob/master/2.3.3/doc/How_to_output_a_ER_shader.jpg</text:a><text:span text:style-name="T11">)</text:span><text:span text:style-name="T13"><text:line-break/></text:span><text:bookmark text:name="b49614ae2d8526da8493ea44177439245459f886"/><text:span text:style-name="T17">./</text:span><text:a xlink:type="simple" xlink:href="https://github.com/maya2renderer/maya2renderer/blob/master/2.3.3/doc/How_to_output_a_RSL_shader.jpg"><text:span text:style-name="T18">How_to_output_a_RSL_shader.jpg</text:span></text:a><text:span text:style-name="T14"> (</text:span><text:a xlink:type="simple" xlink:href="https://github.com/maya2renderer/maya2renderer/blob/master/2.3.3/doc/How_to_output_a_RSL_shader.jpg">https://github.com/maya2renderer/maya2renderer/blob/master/2.3.3/doc/How_to_output_a_RSL_shader.jpg</text:a><text:span text:style-name="T14">)</text:span><text:span text:style-name="T13"><text:line-break/></text:span><text:bookmark text:name="0e1d3ffecd69760ad52a4867af460a7ba2375575"/><text:soft-page-break/><text:span text:style-name="T17">./</text:span><text:a xlink:type="simple" xlink:href="https://github.com/maya2renderer/maya2renderer/blob/master/2.3.3/doc/convertShadingNetworkToRSL_er.jpg"><text:span text:style-name="T18">convertShadingNetworkToRSL_er.jpg</text:span></text:a><text:span text:style-name="T13"> <text:s/></text:span><text:span text:style-name="T14">(</text:span><text:a xlink:type="simple" xlink:href="https://github.com/maya2renderer/maya2renderer/blob/master/2.3.3/doc/convertShadingNetworkToRSL_er.jpg">https://github.com/maya2renderer/maya2renderer/blob/master/2.3.3/doc/convertShadingNetworkToRSL_er.jpg</text:a><text:span text:style-name="T14">)</text:span><text:span text:style-name="T13"><text:line-break/></text:span><text:bookmark text:name="44485d8de25cccca45ab87cd7bb79fed786e768a"/><text:span text:style-name="T17">./</text:span><text:a xlink:type="simple" xlink:href="https://github.com/maya2renderer/maya2renderer/blob/master/2.3.3/doc/convertShadingNetworkToRSL_rsl.jpg"><text:span text:style-name="T18">convertShadingNetworkToRSL_rsl.jpg</text:span></text:a><text:span text:style-name="T13"> </text:span><text:span text:style-name="T14">(</text:span><text:a xlink:type="simple" xlink:href="https://github.com/maya2renderer/maya2renderer/blob/master/2.3.3/doc/convertShadingNetworkToRSL_rsl.jpg">https://github.com/maya2renderer/maya2renderer/blob/master/2.3.3/doc/convertShadingNetworkToRSL_rsl.jpg</text:a><text:span text:style-name="T14">)</text:span></text:p>
      <text:p text:style-name="P18"/>
      <text:list xml:id="list36309759" text:continue-numbering="true" text:style-name="L4">
        <text:list-item>
          <text:list>
            <text:list-header>
              <text:h text:style-name="P58" text:outline-level="2">- export user-defined shader</text:h>
            </text:list-header>
          </text:list>
        </text:list-item>
      </text:list>
      <text:p text:style-name="P19"><text:span text:style-name="T6">liqShader::</text:span><text:span text:style-name="T47">tokenPointerArray</text:span><text:span text:style-name="T4"> contains the user-defined shader parameters. </text:span></text:p>
      <text:p text:style-name="P19"><text:bookmark text:name="f98ef10b2a8dd5f50b5c4a81ae397dcad83468e6"/><text:span text:style-name="T4">The following images show more details:<text:line-break/>./</text:span><text:a xlink:type="simple" xlink:href="https://github.com/maya2renderer/maya2renderer/blob/master/2.3.3/doc/user-defined_shader_er.jpg">user-defined_shader_er.jpg</text:a><text:span text:style-name="T4"> <text:line-break/>(</text:span><text:a xlink:type="simple" xlink:href="https://github.com/maya2renderer/maya2renderer/blob/master/2.3.3/doc/user-defined_shader_er.jpg"><text:span text:style-name="T11">https://github.com/maya2renderer/maya2renderer/blob/master/2.3.3/doc/user-defined_shader_er.jpg</text:span></text:a><text:span text:style-name="T4">), <text:line-break/>./</text:span><text:a xlink:type="simple" xlink:href="https://github.com/maya2renderer/maya2renderer/blob/master/2.3.3/doc/user-defined_shader_rm.jpg">user-defined_shader_rm.jpg</text:a><text:span text:style-name="T4"> <text:line-break/>(</text:span><text:a xlink:type="simple" xlink:href="https://github.com/maya2renderer/maya2renderer/blob/master/2.3.3/doc/user-defined_shader_rm.jpg"><text:span text:style-name="T11">https://github.com/maya2renderer/maya2renderer/blob/master/2.3.3/doc/user-defined_shader_rm.jpg</text:span></text:a><text:span text:style-name="T4">)<text:line-break/></text:span></text:p>
      <text:p text:style-name="P10">- limit on the string parameter of the user-defined shader<text:line-break/> Assuming that we define a string variable, strA, in the user-defined shader.<text:line-break/> <text:s text:c="2"/>- if strA is used to specify a texture name(e.g. string strA="/texturepath/a.tex"),<text:line-break/> <text:s text:c="4"/>then prefix 'texname' must be added to the variable name(e.g. string texnamestrA="/texturepath/a.tex").<text:line-break/> <text:s text:c="2"/>- if strA is <text:s/><text:span text:style-name="T60">NOT</text:span> used to specify a texture name,<text:line-break/> <text:s text:c="4"/>the prefix 'texname' must <text:span text:style-name="T60">NOT</text:span> be added to the variable name. <text:line-break/> <text:s text:c="4"/>In this case, if prefix 'texname' was added to strA, e.g.string texnamestrA="teststr", maya2renderer will output 'string texnamestrA="teststr.tex"' to rib file, but the texture teststr.tex doesn't exist, and it would lead an error.<text:line-break/> <text:s text:c="3"/>see liqShader.cpp line306 for more details.<text:line-break/> <text:s text:c="9"/>// [2/1/2012 yaoyansi]<text:line-break/> <text:s text:c="9"/>// This is a limit in liquid(maya2renderer).<text:line-break/> <text:s text:c="9"/>// - If the attribute name starts with 'texname',(e.g. texname, texname0, texname_0, and etc.)<text:line-break/> <text:s text:c="9"/>// <text:s text:c="2"/>it is a texture name or texture full path, <text:line-break/> <text:s text:c="9"/>// <text:s text:c="2"/>so we MUST append '.tex' to the plug value.<text:line-break/> <text:s text:c="9"/>// - If the plug is not a texture name or texture full path,<text:line-break/> <text:s text:c="9"/>// <text:s text:c="2"/>DO NOT let the attribute name starts with 'texname'.<text:line-break/> <text:s text:c="2"/>- the string value cann't contain '|' which is assigned to global variable $gSeperator.</text:p>
      <text:list xml:id="list36327397" text:continue-numbering="true" text:style-name="L4">
        <text:list-item>
          <text:list>
            <text:list-header>
              <text:h text:style-name="P58" text:outline-level="2">- export mesh</text:h>
            </text:list-header>
          </text:list>
        </text:list-item>
      </text:list>
      <text:p text:style-name="P16">todo</text:p>
      <text:list xml:id="list36307347" text:continue-numbering="true" text:style-name="L4">
        <text:list-item>
          <text:list>
            <text:list-header>
              <text:h text:style-name="P58" text:outline-level="2">- export light</text:h>
            </text:list-header>
          </text:list>
        </text:list-item>
      </text:list>
      <text:p text:style-name="P16">todo</text:p>
      <text:list xml:id="list36323095" text:continue-numbering="true" text:style-name="L4">
        <text:list-item>
          <text:list>
            <text:list-header>
              <text:h text:style-name="P55" text:outline-level="2"><text:soft-page-break/>- log system</text:h>
            </text:list-header>
          </text:list>
        </text:list-item>
      </text:list>
      <text:p text:style-name="P14">Mel log</text:p>
      <text:p text:style-name="P14">trace log</text:p>
      <text:list xml:id="list33714973" text:style-name="L5">
        <text:list-header>
          <text:p text:style-name="P45">Shadow pass is refatored from liquidMaya, and is not extended for elvishray.</text:p>
          <text:p text:style-name="P45">Each test case contains *.rib ,*.er, *.log, they are logs for that test case.</text:p>
          <text:p text:style-name="P45"/>
        </text:list-header>
      </text:list>
      <text:list xml:id="list36328409" text:continue-list="list36323095" text:style-name="L4">
        <text:list-item>
          <text:list>
            <text:list-header>
              <text:h text:style-name="P55" text:outline-level="2">- TodoList</text:h>
            </text:list-header>
          </text:list>
        </text:list-item>
      </text:list>
      <text:p text:style-name="P14">Some interfaces in class Renderer are fat interface, they will be refactored.</text:p>
      <text:p text:style-name="P14">%liquidroot%/todolist.txt</text:p>
      <text:list xml:id="list36314851" text:continue-numbering="true" text:style-name="L4">
        <text:list-item>
          <text:list>
            <text:list-header>
              <text:h text:style-name="P56" text:outline-level="2"><text:span text:style-name="T4">- How to extend maya2renderer to support <text:s/>a new renderer</text:span></text:h>
            </text:list-header>
          </text:list>
        </text:list-item>
      </text:list>
      <text:p text:style-name="P14">Maya2renderer provide a <text:span text:style-name="T61">newrenderer</text:span>(nr) module as a template to support a new renderer.</text:p>
      <text:p text:style-name="P14">Now let's extend maya2renderer to support appleseed(as) renderer.</text:p>
      <text:list xml:id="list34322304" text:style-name="L6">
        <text:list-item>
          <text:p text:style-name="P46">copy %LiquidRoot%\2.3.3\src\newrenderer\*.* to %LiquidRoot%\2.3.3\src\appleseed\*.*,<text:line-break/>replace the prefix 'nr' int the file name with 'as'. e.g. rename nr_renderer.h to as_renderer.h, and nr_CreateMenus.mel to as_CreateMenus.mel.</text:p>
        </text:list-item>
        <text:list-item>
          <text:p text:style-name="P47"><text:span text:style-name="T4">Rename </text:span><text:span text:style-name="T46">liqGlobalsNodenewrenderer</text:span><text:span text:style-name="T38">.</text:span><text:span text:style-name="T46">mel</text:span><text:span text:style-name="T38"> to </text:span><text:span text:style-name="T46">liqGlobalsNodeappleseed</text:span><text:span text:style-name="T38">.</text:span><text:span text:style-name="T46">mel</text:span><text:span text:style-name="T38">;<text:line-break/>In liqGlobalsNodeappleseed.mel, replace 'newrenderer' with 'appleseed'</text:span></text:p>
        </text:list-item>
        <text:list-item>
          <text:p text:style-name="P47"><text:span text:style-name="T4">in as_AEliquidInstanceFlags.mel,as_CreateMenus.mel and userSetup.mel, replace 'newrenderer' with 'appleseed', and replace 'nr' with 'as'.</text:span></text:p>
        </text:list-item>
        <text:list-item>
          <text:p text:style-name="P48"><text:span text:style-name="T4">In *.h and *.cpp, replace '</text:span><text:span text:style-name="T58">namespace</text:span><text:span text:style-name="T35"> </text:span><text:span text:style-name="T44">newrenderer</text:span><text:span text:style-name="T4">' with '</text:span><text:span text:style-name="T56">namespace</text:span><text:span text:style-name="T39"> </text:span><text:span text:style-name="T38">appleseed</text:span><text:span text:style-name="T4">', replace '</text:span><text:span text:style-name="T57">nr_</text:span><text:span text:style-name="T39">'</text:span><text:span text:style-name="T4"> with '</text:span><text:span text:style-name="T38">as_</text:span><text:span text:style-name="T4">', </text:span></text:p>
        </text:list-item>
        <text:list-item>
          <text:p text:style-name="P48"><text:span text:style-name="T4">In as_renderer.cpp, in </text:span><text:span text:style-name="T48">Renderer</text:span><text:span text:style-name="T39">::</text:span><text:span text:style-name="T48">ribPrologue_begin</text:span><text:span text:style-name="T46">(...), replace '.nr' <text:s/>with '.as'.</text:span></text:p>
        </text:list-item>
        <text:list-item>
          <text:p text:style-name="P47"><text:span text:style-name="T4">replace your maya.env with %LiquidRoot%\2.3.3\bin\maya.env,<text:line-break/>or add LIQUID_AS_MEL <text:s text:c="2"/>= $LIQUID_ROOT/2.3.3/src/appleseed/mel to your maya.env, and append $LIQUID_AS_MEL to MAYA_SCRIPT_PATH.<text:line-break/></text:span></text:p>
        </text:list-item>
        <text:list-item>
          <text:p text:style-name="P47"><text:span text:style-name="T4">In %LiquidRoot%/2.3.3/mel/registerLiquidRenderer.mel, add "appleseed" to $renderer, like this:<text:line-break/></text:span><text:span text:style-name="T55">global <text:s/>string</text:span><text:span text:style-name="T4"> $renderer[] = {"renderman","elvishray","luxrenderer","appleseed"};</text:span></text:p>
        </text:list-item>
        <text:list-item>
          <text:p text:style-name="P49"><text:soft-page-break/><text:span text:style-name="T4">In %LiquidRoot%/2.3.3/mel/registerLiquidRenderer.mel, <text:s/>append the following code in function liqGlobalsNodeRendererMain(string $cmd):<text:line-break/> </text:span><text:span text:style-name="T55">else if</text:span><text:span text:style-name="T4">($rnd=="appleseed"){<text:line-break/> liqGlobalsNode_appleseed($cmd);<text:line-break/> }</text:span></text:p>
        </text:list-item>
        <text:list-item>
          <text:p text:style-name="P49"><text:span text:style-name="T4">In %LiquidRoot%\2.3.3\src\renderermgr.cpp,</text:span></text:p>
        </text:list-item>
      </text:list>
      <text:p text:style-name="P34"><text:span text:style-name="T62"><text:tab/></text:span><text:span text:style-name="T58">void</text:span><text:span text:style-name="T35"> </text:span><text:span text:style-name="T44">RendererMgr</text:span><text:span text:style-name="T35">::</text:span><text:span text:style-name="T44">createFactory</text:span><text:span text:style-name="T35">(</text:span><text:span text:style-name="T58">const</text:span><text:span text:style-name="T35"> </text:span><text:span text:style-name="T44">std</text:span><text:span text:style-name="T35">::</text:span><text:span text:style-name="T44">string</text:span><text:span text:style-name="T35">&amp; </text:span><text:span text:style-name="T44">renderername</text:span><text:span text:style-name="T35">)</text:span></text:p>
      <text:p text:style-name="P30"><text:tab/>{</text:p>
      <text:p text:style-name="P29"><text:span text:style-name="T35"><text:tab/><text:tab/></text:span><text:span text:style-name="T44">CM_TRACE_FUNC</text:span><text:span text:style-name="T35">(</text:span><text:span text:style-name="T63">"RendererMgr::createFactory("</text:span><text:span text:style-name="T35">&lt;&lt;</text:span><text:span text:style-name="T44">renderername</text:span><text:span text:style-name="T35">&lt;&lt;</text:span><text:span text:style-name="T63">")"</text:span><text:span text:style-name="T35">);</text:span></text:p>
      <text:p text:style-name="P30"/>
      <text:p text:style-name="P29"><text:span text:style-name="T35"><text:tab/><text:tab/>...</text:span></text:p>
      <text:p text:style-name="P29"><text:span text:style-name="T35"><text:tab/><text:tab/></text:span><text:span text:style-name="T58">else</text:span><text:span text:style-name="T35"> </text:span><text:span text:style-name="T58">if</text:span><text:span text:style-name="T35">(</text:span><text:span text:style-name="T44">renderername</text:span><text:span text:style-name="T35">==</text:span><text:span text:style-name="T63">"appleseed"</text:span><text:span text:style-name="T35">){</text:span></text:p>
      <text:p text:style-name="P29"><text:span text:style-name="T35"><text:tab/><text:tab/><text:tab/></text:span><text:span text:style-name="T44">m_factory</text:span><text:span text:style-name="T35"> = </text:span><text:span text:style-name="T58">new</text:span><text:span text:style-name="T35"> </text:span><text:span text:style-name="T44">appleseed</text:span><text:span text:style-name="T35">::</text:span><text:span text:style-name="T44">Factory</text:span><text:span text:style-name="T35">();</text:span></text:p>
      <text:p text:style-name="P30"><text:tab/><text:tab/>}</text:p>
      <text:p text:style-name="P29"><text:span text:style-name="T35"><text:tab/><text:tab/>...</text:span></text:p>
      <text:p text:style-name="P29"><text:span text:style-name="T35"><text:tab/>}</text:span></text:p>
      <text:list xml:id="list36310598" text:continue-numbering="true" text:style-name="L6">
        <text:list-item>
          <text:p text:style-name="P49"><text:span text:style-name="T4">automation tes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2H58M46S</meta:editing-duration>
    <meta:editing-cycles>121</meta:editing-cycles>
    <meta:generator>OpenOffice.org/3.2$Win32 OpenOffice.org_project/320m12$Build-9483</meta:generator>
    <dc:date>2012-06-10T16:17:59.75</dc:date>
    <dc:creator>yaoyansi </dc:creator>
    <meta:document-statistic meta:table-count="0" meta:image-count="22" meta:object-count="0" meta:page-count="21" meta:paragraph-count="152" meta:word-count="1591" meta:character-count="13693"/>
    <meta:user-defined meta:name="Info 1"/>
    <meta:user-defined meta:name="Info 2"/>
    <meta:user-defined meta:name="Info 3"/>
    <meta:user-defined meta:name="Info 4"/>
  </office:meta>
</office:document-meta>
</file>